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16"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8"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8">Chapter Two</text:p>
      <text:p text:style-name="P8"/>
      <text:p text:style-name="P8"><text:s text:c="5"/><text:span text:style-name="T17">Alice walked around her apartment looking for a record. Susan sat at the table reading a book.</text:span></text:p>
      <text:p text:style-name="P8"><text:s text:c="5"/>“<text:span text:style-name="T17">It’s interesting.” Susan said. “I can’t remember anything in my life, but I know how to read; do basic math and the like. It’s just strange.”</text:span></text:p>
      <text:p text:style-name="P8"><text:s text:c="5"/><text:span text:style-name="T17">Alice smiled. “Yeah that’s weird for sure.”</text:span></text:p>
      <text:p text:style-name="P8"><text:s text:c="5"/><text:span text:style-name="T17">Alice wondered why they couldn’t have found Susan her own set of quarters, why she had to stay at her apartment for the time being.</text:span></text:p>
      <text:p text:style-name="P8"><text:s text:c="5"/><text:span text:style-name="T17">Knock knock knock.</text:span></text:p>
      <text:p text:style-name="P8"><text:s text:c="5"/><text:span text:style-name="T17">Alice pointed to another room where Susan could hide as she opened the door.</text:span></text:p>
      <text:p text:style-name="P8"><text:s text:c="5"/><text:span text:style-name="T17">Doctor Long walked into the room. “I understand you have a guest that needs my attention.” She said.</text:span></text:p>
      <text:p text:style-name="P8"><text:s text:c="5"/><text:span text:style-name="T17">Alice sighed. Russ must have said something. “Come on out Susan.”</text:span></text:p>
      <text:p text:style-name="P8"><text:s text:c="5"/><text:span text:style-name="T17">Susan walked out to see Doctor Long standing there with a probing instrument in her hand.</text:span></text:p>
      <text:p text:style-name="P8"><text:s text:c="5"/>“<text:span text:style-name="T17">I just need to make some scans of you.” Doctor Long said. “They won’t hurt at all, I promise.”</text:span></text:p>
      <text:p text:style-name="P8"><text:s text:c="5"/><text:span text:style-name="T17">Susan laid down on the bed and tensed up. “Okay.” She said.</text:span></text:p>
      <text:p text:style-name="P8"><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8"><text:s text:c="5"/><text:span text:style-name="T17">Doctor Long showed herself out the door.</text:span></text:p>
      <text:p text:style-name="P8"><text:s text:c="5"/>“<text:span text:style-name="T17">That wasn’t so bad.” Susan said.</text:span></text:p>
      <text:p text:style-name="P8"><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8"><text:s text:c="5"/><text:span text:style-name="T17">Susan sat back down at the table and continued reading her book.</text:span></text:p>
      <text:p text:style-name="P8"><text:s text:c="5"/><text:span text:style-name="T17">Russ sat in Chief’s office. “Do you think that was a wise choice to make Chief?” He asked.</text:span></text:p>
      <text:p text:style-name="P8"><text:s text:c="5"/><text:span text:style-name="T17">Chief nodded. “You know it was the right choice.” He said. “What else were we supposed to do about the situation?”</text:span></text:p>
      <text:p text:style-name="P8"><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8"><text:s text:c="5"/><text:span text:style-name="T18">Chief shook his head. “No, don’t worry about Alice. If she wants to get mad at someone, she’ll get mad at me. Don’t worry.”</text:span></text:p>
      <text:p text:style-name="P8"><text:s text:c="5"/><text:span text:style-name="T18">Russ stood with his hands behind his back. “Alright.” He said. “If you insist.”</text:span></text:p>
      <text:p text:style-name="P8"><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8"><text:s text:c="5"/><text:span text:style-name="T18">Russ sat there and watched as the progress bar continued moving. Soon it was at ninety percent. Then ninety-five percent. Then one hundred percent.</text:span></text:p>
      <text:p text:style-name="P8"><text:s text:c="5"/><text:span text:style-name="T18">Looking at the computer monitor, Russ wondered what it all meant. There was a diagram of Earth and some measurements that he couldn’t understand. What the hell did it all mean?</text:span></text:p>
      <text:p text:style-name="P8"><text:s text:c="5"/><text:span text:style-name="T18">Russ tried to interact with the diagram. It asked for input. Russ tried anything.</text:span></text:p>
      <text:p text:style-name="P8"><text:soft-page-break/><text:s text:c="5"/>“<text:span text:style-name="T18">Who are you?” He asked.</text:span></text:p>
      <text:p text:style-name="P8"><text:s text:c="5"/>“<text:span text:style-name="T18">To know who you are is but to ask yourself the same question.” Came the reply.</text:span></text:p>
      <text:p text:style-name="P8"><text:s text:c="5"/>“<text:span text:style-name="T18">Where do you come from.” Russ asked.</text:span></text:p>
      <text:p text:style-name="P8"><text:s text:c="5"/>“<text:span text:style-name="T18">To know where you come from is to come from there.”</text:span></text:p>
      <text:p text:style-name="P8"><text:s text:c="5"/><text:span text:style-name="T18">It spoke in riddles.</text:span></text:p>
      <text:p text:style-name="P8"><text:s text:c="5"/><text:span text:style-name="T18">Scratching his head, Russ wondered what it all meant. Yet the computer still awaited input.</text:span></text:p>
      <text:p text:style-name="P8"><text:s text:c="5"/><text:span text:style-name="T19">Russ walked away from the computer. He didn’t have the answers the computer wanted. He didn’t have the input. Whatever it wanted, Russ had no clue what was going on.</text:span></text:p>
      <text:p text:style-name="P8"/>
      <text:p text:style-name="P18">* * *</text:p>
      <text:p text:style-name="P9"/>
      <text:p text:style-name="P9"><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9"><text:s text:c="5"/><text:span text:style-name="T21">Susan looked at Alice as she ate. She didn’t quite trust the woman. For all she knew Alice called the doctor down to perform an exam. Susan didn’t care for the exam. It felt invasive.</text:span></text:p>
      <text:p text:style-name="P9"><text:s text:c="5"/>“<text:span text:style-name="T21">What do you think they’ll do with me?” Susan asked.</text:span></text:p>
      <text:p text:style-name="P9"><text:s text:c="5"/><text:span text:style-name="T21">Alice shook her head. “I don’t know, </text:span><text:span text:style-name="T22">usually we send you to the mission. But that didn’t work this time</text:span><text:span text:style-name="T21">.”</text:span></text:p>
      <text:p text:style-name="P10"><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0"><text:span text:style-name="T16"><text:s text:c="5"/></text:span><text:span text:style-name="T22">Alice smiled at Susan. “It wasn’t anything too bad.” She said. “You just needed to come to justice.”</text:span></text:p>
      <text:p text:style-name="P10"><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0"><text:span text:style-name="T16"><text:s text:c="5"/></text:span><text:span text:style-name="T22">Susan took a bite of the salmon. It tasted delicious.</text:span><text:span text:style-name="T16"> <text:s/></text:span><text:span text:style-name="T22">The rest of the meal was had in silence.</text:span></text:p>
      <text:p text:style-name="P10"/>
      <text:p text:style-name="P17">* * *</text:p>
      <text:p text:style-name="P11"/>
      <text:p text:style-name="P11"><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1"><text:s text:c="5"/>“Good job people.” Chief said. “keep up the good work.”</text:p>
      <text:p text:style-name="P11"><text:s text:c="5"/>He heard people say “Thank you sir.” etc. at his words of encouragement. He nodded to them. He was grateful they were performing the job they needed to be performing.</text:p>
      <text:p text:style-name="P11"><text:s text:c="5"/>Walking down to the lower core, Chief checked in on Russ who was working with Victoria on the encrypted message.</text:p>
      <text:p text:style-name="P11"><text:s text:c="5"/>“Any word yet Russ?” Chief asked.</text:p>
      <text:p text:style-name="P11"><text:s text:c="5"/>Russ shook his head. “No sir. She’s speaking in riddles and I can’t make heads or tails of it.”</text:p>
      <text:p text:style-name="P11"><text:soft-page-break/><text:s text:c="5"/>Chief nodded. “Keep it up.” He said. “She spat out that data for a reason, I want to know what’s in it.”</text:p>
      <text:p text:style-name="P11"><text:s text:c="5"/>Russ nodded back. “Aye.”</text:p>
      <text:p text:style-name="P11"/>
      <text:p text:style-name="P11">Chapter Three</text:p>
      <text:p text:style-name="P11"/>
      <text:p text:style-name="P11"><text:s text:c="5"/><text:span text:style-name="T23">Alice woke up to an alert klaxon. She got dressed and ran to the door. Susan woke up as well but sat there in a daze.</text:span></text:p>
      <text:p text:style-name="P11"><text:s text:c="5"/><text:span text:style-name="T23">Entering the debarkation room, Alice surveyed what was going on. A man had come from a different time using some other device than the time watch.</text:span></text:p>
      <text:p text:style-name="P11"><text:s text:c="5"/>“<text:span text:style-name="T23">I’m here to warn you.” The man said. “I don’t have much time.”</text:span></text:p>
      <text:p text:style-name="P11"><text:s text:c="5"/><text:span text:style-name="T23">Chief and Russ walked down the stairs of Chief’s office and into the debarkation room.</text:span></text:p>
      <text:p text:style-name="P11"><text:s text:c="5"/>“<text:span text:style-name="T24">Molar</text:span><text:span text:style-name="T23"> is coming.” He said. “She will destroy you all.”</text:span></text:p>
      <text:p text:style-name="P11"><text:s text:c="5"/><text:span text:style-name="T24">The man vanished in a flash of light.</text:span></text:p>
      <text:p text:style-name="P11"><text:s text:c="5"/><text:span text:style-name="T24">Alice looked to Chief. “What does that mean?”</text:span></text:p>
      <text:p text:style-name="P11"><text:s text:c="5"/><text:span text:style-name="T24">Chief shook his head. “I don’t have a clue.”</text:span></text:p>
      <text:p text:style-name="P11"><text:s text:c="5"/><text:span text:style-name="T24">Russ walked down to the main control room. Sitting at Victoria’s console he typed in a command. “Who is Molar.”</text:span></text:p>
      <text:p text:style-name="P11"><text:s text:c="5"/><text:span text:style-name="T24">Victoria whirled. “Working.” Then she said. “The destroyer of worlds.”</text:span></text:p>
      <text:p text:style-name="P11"><text:s text:c="5"/><text:span text:style-name="T24">Russ gasped. The machine code had given him an answer instead of a riddle. He didn’t like the answer but it was going to have to be good enough.</text:span></text:p>
      <text:p text:style-name="P11"><text:s text:c="5"/><text:span text:style-name="T25">The destroyer of worlds. Russ thought. </text:span><text:span text:style-name="T26">What did that mean exactly? Was some harbinger of death coming to destroy them all?</text:span></text:p>
      <text:p text:style-name="P11"><text:s text:c="5"/><text:span text:style-name="T26">Russ ran back to the debarkation room and looked at Chief. “The destroyer of worlds is coming.” He said.</text:span></text:p>
      <text:p text:style-name="P11"><text:soft-page-break/><text:s text:c="5"/><text:span text:style-name="T26">Chief looked at Russ with disbelief on his face. “No, the destroyer of worlds? She’s a myth. A fantasy.” He said.</text:span></text:p>
      <text:p text:style-name="P11"><text:s text:c="5"/>“<text:span text:style-name="T26">You know of her?” Russ asked.</text:span></text:p>
      <text:p text:style-name="P11"><text:s text:c="5"/><text:span text:style-name="T26">Chief nodded. “Yes, I’ve read about her in ancient mythology.”</text:span></text:p>
      <text:p text:style-name="P11"><text:s text:c="5"/><text:span text:style-name="T27">Russ was dumbfounded. “And you didn’t think it was necessary to say anything to the man who just vanished?”</text:span></text:p>
      <text:p text:style-name="P11"><text:s text:c="5"/><text:span text:style-name="T27">Chief shrugged. “She’s a myth. She won’t be coming here, I promise you that.”</text:span></text:p>
      <text:p text:style-name="P11"><text:s text:c="5"/><text:span text:style-name="T27">Russ nodded. “Uh huh, sure she won’t.”</text:span></text:p>
      <text:p text:style-name="P11"><text:s text:c="5"/><text:span text:style-name="T27">Alice walked over to Russ and Chief. “So fellas, what are we going to do about this?”</text:span></text:p>
      <text:p text:style-name="P11"><text:s text:c="5"/><text:span text:style-name="T27">Chief looked at Alice. “Nothing. Are you sure it’s safe to leave Susan alone?”</text:span></text:p>
      <text:p text:style-name="P11"><text:s text:c="5"/><text:span text:style-name="T27">Alice nodded. “She’s asleep, there’s nothing wrong.”</text:span></text:p>
      <text:p text:style-name="P11"><text:s text:c="5"/><text:span text:style-name="T27">Chief nodded. “Alright, but you better get back to her. She’s your responsibility for now.”</text:span></text:p>
      <text:p text:style-name="P11"><text:s text:c="5"/><text:span text:style-name="T27">Alice smiled. “Of course boss.” She walked away to the elevator that would take her back to her apartment.</text:span></text:p>
      <text:p text:style-name="P11"><text:s text:c="5"/><text:span text:style-name="T27">Russ’s smile faded. “I hope you know what you’re doing Chief.” He said. He too walked away towards the elevator to get caught up on sleep.</text:span></text:p>
      <text:p text:style-name="P11"><text:s text:c="5"/><text:span text:style-name="T27">Chief looked out at his people. They were quietly working afraid to look at him. He liked that about some people. Just do as you’re told. Don’t ask questions.</text:span></text:p>
      <text:p text:style-name="P11"><text:s text:c="5"/><text:span text:style-name="T28">Alice made it back to her room without any hassle. As she walked inside she saw that Susan was awake and sitting on the edge of the bed.</text:span></text:p>
      <text:p text:style-name="P11"><text:s text:c="5"/>“<text:span text:style-name="T28">Are you okay? Is everything okay?” Susan asked.</text:span></text:p>
      <text:p text:style-name="P11"><text:soft-page-break/><text:s text:c="5"/><text:span text:style-name="T28">Alice nodded. “Yes, everything’s fine. Just some weird excitement among the higher ups. Nothing crazy.” She said.</text:span></text:p>
      <text:p text:style-name="P11"><text:s text:c="5"/>“<text:span text:style-name="T28">Oh good.” Susan said. “Who’s Molar?” She asked.</text:span></text:p>
      <text:p text:style-name="P11"><text:s text:c="5"/><text:span text:style-name="T28">Alice turned her head around quick. “What did you say?”</text:span></text:p>
      <text:p text:style-name="P11"><text:s text:c="5"/>“<text:span text:style-name="T28">Who is Molar?” Susan said. “I patched into the system feed and watched it all on that screen over there.”</text:span></text:p>
      <text:p text:style-name="P11"><text:s text:c="5"/><text:span text:style-name="T28">Alice smirked. The kid was smart. “Molar is from some mythology who knows how far back.” She said. “She’s the destroyer of worlds.”</text:span></text:p>
      <text:p text:style-name="P11"><text:s text:c="5"/><text:span text:style-name="T28">Susan nodded. “Oh, is that all.” She said. “It could be worse you know.”</text:span></text:p>
      <text:p text:style-name="P11"><text:s text:c="5"/>“<text:span text:style-name="T28">Yeah? Like how?” Alice asked.</text:span></text:p>
      <text:p text:style-name="P11"><text:s text:c="5"/>“<text:span text:style-name="T28">She could be the destroyer of universes.” Susan chuckled.</text:span></text:p>
      <text:p text:style-name="P11"><text:s text:c="5"/><text:span text:style-name="T28">Alice tossed a pillow at Susan. “You’re too funny.” She said.</text:span></text:p>
      <text:p text:style-name="P11"><text:s text:c="5"/><text:span text:style-name="T29">Catching the pillow, Susan patted the bed. “Come and sit down. I have so many questions for you.”</text:span></text:p>
      <text:p text:style-name="P11"><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1"/>
      <text:p text:style-name="P16">* * *</text:p>
      <text:p text:style-name="P11"/>
      <text:p text:style-name="P11"><text:s text:c="5"/><text:span text:style-name="T31">Down in the medical bay, Doctor Long sat at her desk. Word had gotten to her about Molar and she was doing some light reading about the mythical creature.</text:span></text:p>
      <text:p text:style-name="P11"><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1"><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1"><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1"/>
      <text:p text:style-name="P16">* * *</text:p>
      <text:p text:style-name="P11"/>
      <text:p text:style-name="P11"><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1"><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1"><text:s text:c="5"/><text:span text:style-name="T32">Reading over the print out from Victoria, Russ sighed. How could they fight such a creature? If it was indeed Molar, he wondered how they would be able to defeat such a monster.</text:span></text:p>
      <text:p text:style-name="P11"><text:s text:c="5"/><text:span text:style-name="T32">Russ wanted answers. Answers that weren’t going to happen while he was sitting there in his chair. Getting up he ran to the elevator. He needed to interact with Victoria directly.</text:span></text:p>
      <text:p text:style-name="P11"><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15">*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14">* * *</text:p>
      <text:p text:style-name="P7"/>
      <text:p text:style-name="P7"><text:soft-page-break/><text:s text:c="5"/>Alice and Russ exited the vortex. The year was 2263, a hundred years into the future. Russ looked around, nothing seemed out of place.</text:p>
      <text:p text:style-name="P7"><text:s text:c="5"/>“Looks like the Earth makes it to this time.” He said. “The destroyer of worlds hasn’t destroyed anything.”</text:p>
      <text:p text:style-name="P7"><text:s text:c="5"/>“Yes.” Alice said pointing to the sky. “Look at the moon, it’s blood red.”</text:p>
      <text:p text:style-name="P7"><text:s text:c="5"/><text:span text:style-name="T44">Russ followed her gaze, sure enough the moon was red in color. The end of times was near, according to the bible. He smiled at the thought.</text:span></text:p>
      <text:p text:style-name="P7"><text:s text:c="5"/>“<text:span text:style-name="T45">Come on, we have a job to do.” Russ said.</text:span></text:p>
      <text:p text:style-name="P7"><text:s text:c="5"/><text:span text:style-name="T45">As they walked around town they noticed something. People were wearing cloaks of some kind. </text:span><text:span text:style-name="T46">Russ wondered if they were for religious purposes or some other kind of worship.</text:span></text:p>
      <text:p text:style-name="P7"><text:s text:c="5"/><text:span text:style-name="T46">Alice noticed them too. “Interesting garb for a society in the future.” She said.</text:span></text:p>
      <text:p text:style-name="P7"><text:s text:c="5"/><text:span text:style-name="T46">Russ nodded. “Yes, interesting indeed.”</text:span></text:p>
      <text:p text:style-name="P7"><text:s text:c="5"/>“<text:span text:style-name="T47">Prepare the way for the great Molar to return.” A man said holding a bell. As he rang the bell he repeated the saying.</text:span></text:p>
      <text:p text:style-name="P7"><text:s text:c="5"/><text:span text:style-name="T47">Alice and Russ exchanged looks.</text:span></text:p>
      <text:p text:style-name="P7"><text:s text:c="5"/>“<text:span text:style-name="T48">That’s gotta mean something.” Russ said.</text:span></text:p>
      <text:p text:style-name="P7"><text:s text:c="5"/><text:span text:style-name="T48">Alice nodded. “I agree boss.”</text:span></text:p>
      <text:p text:style-name="P7"><text:s text:c="5"/><text:span text:style-name="T49">Walking up to the man, Russ smiled. “Hi.” He said.</text:span></text:p>
      <text:p text:style-name="P7"><text:s text:c="5"/><text:span text:style-name="T49">The man looked at them. “What manner of clothes are you wearing?” He asked. “Molar will not be pleased with what you wear.”</text:span></text:p>
      <text:p text:style-name="P7"><text:s text:c="5"/><text:span text:style-name="T49">Ushering them inside a church, the man offered them each a cloak. “Here you are my children.” He said. “Now Molar will hear your prayers.”</text:span></text:p>
      <text:p text:style-name="P7"><text:s text:c="5"/>“<text:span text:style-name="T50">You look good boss.” Alice said referring to the black robes he wore.</text:span></text:p>
      <text:p text:style-name="P7"><text:soft-page-break/><text:s text:c="5"/>“<text:span text:style-name="T50">Oh hush.” Russ said </text:span><text:span text:style-name="T51">teasing Alice back.</text:span></text:p>
      <text:p text:style-name="P7"><text:s text:c="5"/>“<text:span text:style-name="T51">Sir, may we ask you a question?” Russ asked.</text:span></text:p>
      <text:p text:style-name="P7"><text:s text:c="5"/><text:span text:style-name="T51">The man nodded. “Please call me Greg.”</text:span></text:p>
      <text:p text:style-name="P7"><text:s text:c="5"/>“<text:span text:style-name="T51">Greg,” Russ said “Molar, who is she?”</text:span></text:p>
      <text:p text:style-name="P7"><text:s text:c="5"/><text:span text:style-name="T51">Greg looked at Russ and then to Alice. “You do not know of the great Molar? She who will save us from ourselves through the destruction of the world?”</text:span></text:p>
      <text:p text:style-name="P7"><text:s text:c="5"/><text:span text:style-name="T51">Russ nodded. Great, he thought, the name was true. “Yeah something like that.”</text:span></text:p>
      <text:p text:style-name="P7"><text:s text:c="5"/>“<text:span text:style-name="T51">Where do you come from?” Greg asked.</text:span></text:p>
      <text:p text:style-name="P7"><text:s text:c="5"/><text:span text:style-name="T51">Alice smiled. “South America.” She said. “</text:span><text:span text:style-name="T52">We believe in the destroyer of worlds, but we call her by a different name.”</text:span></text:p>
      <text:p text:style-name="P7"><text:s text:c="5"/>“<text:span text:style-name="T52">Oh.” Greg said. “Yes she has many names people call her.”</text:span></text:p>
      <text:p text:style-name="P7"><text:s text:c="5"/>“<text:span text:style-name="T53">Do you have any literature on Molar that we might be able to take with us on our journey?” Russ asked.</text:span></text:p>
      <text:p text:style-name="P7"><text:s text:c="5"/><text:span text:style-name="T53">Greg nodded. “Of course my child, of course.” Reaching into his robe he produced a book. “Here you go. That will be twenty dollars.”</text:span></text:p>
      <text:p text:style-name="P7"><text:s text:c="5"/><text:span text:style-name="T53">Russ reached into his pocket and grabbed some money. “I hope gold is okay.”</text:span></text:p>
      <text:p text:style-name="P7"><text:s text:c="5"/><text:span text:style-name="T53">Greg smiled. “Of course it is. Of course it is.”</text:span></text:p>
      <text:p text:style-name="P7"><text:s text:c="5"/><text:span text:style-name="T53">Walking outside, Russ and Alice heard Greg continue to call out sinners to repentance before Molar came back.</text:span></text:p>
      <text:p text:style-name="P7"><text:s text:c="5"/><text:span text:style-name="T53">Russ thumbed through the book. “Look here.” He said. “It says that Molar will come back during a time when no one expects her. That she will cause the world to quake under her feet and the cities to tremble.”</text:span></text:p>
      <text:p text:style-name="P7"><text:s text:c="5"/><text:span text:style-name="T53">Alice smirked. “Sounds like my kind of lady.” She said.</text:span></text:p>
      <text:p text:style-name="P7"><text:soft-page-break/><text:s text:c="5"/><text:span text:style-name="T54">Russ knew she was joking, but couldn’t help but wonder if she really did believe in Molar or not. It wasn’t anything to be ashamed of, but it was an interesting thought process to believe in.</text:span></text:p>
      <text:p text:style-name="P7"><text:s text:c="5"/><text:span text:style-name="T54">Alice looked at Russ. “I’ve been spending a lot of time with Susan boss. I wonder if she can be used in our line of work again. If she can be trusted.”</text:span></text:p>
      <text:p text:style-name="P7"><text:s text:c="5"/><text:span text:style-name="T54">Russ shook his head. “We’d have to retrain her.” He said. “She’s too much of a risk.”</text:span></text:p>
      <text:p text:style-name="P7"><text:s text:c="5"/>“<text:span text:style-name="T54">Don’t you believe in giving people a second chance?” Alice asked.</text:span></text:p>
      <text:p text:style-name="P7"><text:s text:c="5"/><text:span text:style-name="T54">Russ nodded. “Sure I do, but she had her second chance and her third and fourth as far as I’m concerned. There’s nothing we can do about it. She sealed her fate.”</text:span></text:p>
      <text:p text:style-name="P7"><text:s text:c="5"/><text:span text:style-name="T54">They continued walking down the street.</text:span></text:p>
      <text:p text:style-name="P7"><text:s text:c="5"/>“<text:span text:style-name="T54">But she doesn’t remember anything.” Alice said. “We could retrain her, make her one of the best operatives we’ve ever had.”</text:span></text:p>
      <text:p text:style-name="P7"><text:s text:c="5"/>“<text:span text:style-name="T54">She already was one of the best operatives we ever had.” Russ said. “Don’t you remember?”</text:span></text:p>
      <text:p text:style-name="P7"><text:s text:c="5"/><text:span text:style-name="T54">Alice nodded. “Right, that’s what I’ve been told.”</text:span></text:p>
      <text:p text:style-name="P7"><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7"><text:s text:c="5"/><text:span text:style-name="T54">Alice kicked a rock. “True boss, true.” She said.</text:span></text:p>
      <text:p text:style-name="P7"><text:s text:c="5"/>“<text:span text:style-name="T54">It’s not like we haven’t explored this thought process.” Russ said. “That’s how Peter came to be the way he is. We thought we could trust him, but now we know we can’t.”</text:span></text:p>
      <text:p text:style-name="P7"><text:s text:c="5"/><text:span text:style-name="T54">Alice nodded. “So you’ll wipe his memory again.”</text:span></text:p>
      <text:p text:style-name="P7"><text:s text:c="5"/><text:span text:style-name="T54">Russ nodded. “Yes.”</text:span></text:p>
      <text:p text:style-name="P7"/>
      <text:p text:style-name="P12"><text:soft-page-break/>Chapter Six</text:p>
      <text:p text:style-name="P12"/>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3T14:41:25.463000000</dc:date>
    <meta:editing-cycles>60</meta:editing-cycles>
    <meta:generator>LibreOffice/7.4.1.2$Windows_X86_64 LibreOffice_project/3c58a8f3a960df8bc8fd77b461821e42c061c5f0</meta:generator>
    <meta:editing-duration>PT3H17M8S</meta:editing-duration>
    <meta:document-statistic meta:table-count="0" meta:image-count="0" meta:object-count="0" meta:page-count="21" meta:paragraph-count="264" meta:word-count="5024" meta:character-count="28472" meta:non-whitespace-character-count="22466"/>
  </office:meta>
</office:document-meta>
</file>